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2.42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0.852cm"/>
    </style:style>
    <style:style style:name="co7" style:family="table-column">
      <style:table-column-properties fo:break-before="auto" style:column-width="15.50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BinaryCode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 table:number-columns-spanned="1" table:number-rows-spanned="16">
            <text:p>BinaryCodec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toAsciiByt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>
            <text:p>M002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toAsciiByt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>
            <text:p>M00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Increment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AsciiByt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nged increment from 1 to -1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>
            <text:p>M004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Increment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AsciiByt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nged increment from -8 to 8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>
            <text:p>M005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AsciiByte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eplaced Shift Left with Shift Right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>
            <text:p>M006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AsciiByt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>
            <text:p>M007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AsciiByt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eplaced bitwise AND with OR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>
            <text:p>M008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AsciiByt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>
            <text:p>M009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AsciiByte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>
            <text:p>M010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toAsciiByt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>
            <text:p>M011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toAsciiByt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>
            <text:p>M012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toAsciiByt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>
            <text:p>M013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toAsciiByt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>
            <text:p>M014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toAsciiByt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>
            <text:p>M015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NullReturnValsMut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AsciiByte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eplaced return value with null for org/apache/commons/codec/binary/BinaryCodec::toAsciiBytes</text:p>
          </table:table-cell>
        </table:table-row>
        <table:table-row table:style-name="ro1">
          <table:covered-table-cell office:value-type="string" calcext:value-type="string">
            <text:p>BinaryCodec</text:p>
          </table:covered-table-cell>
          <table:table-cell office:value-type="string" calcext:value-type="string">
            <text:p>M016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NullReturnValsMut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AsciiByt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eplaced return value with null for org/apache/commons/codec/binary/BinaryCodec::toAsciiBy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1T15:31:33.243177159</dc:date>
    <meta:editing-duration>PT1M23S</meta:editing-duration>
    <meta:editing-cycles>1</meta:editing-cycles>
    <meta:document-statistic meta:table-count="1" meta:cell-count="136" meta:object-count="0"/>
    <meta:generator>LibreOffice/24.2.7.2$Linux_X86_64 LibreOffice_project/420$Build-2</meta:generator>
  </office:meta>
</office:document-meta>
</file>